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Parser.getParser( String htmlParserClass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HTMLParser.getEmbeddedResourceURLs( byte [ ] html , URL baseUrl ,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Parser.getEmbeddedResourceURLs( byte [ ] html , URL bas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Parser.get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Parser.isReus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Parser.HTML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